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Panique à la Rédac (consignes)</text:p>
      <text:p text:style-name="Subtitle">document pour le formateur, première partie</text:p>
      <text:p text:style-name="Author">Damien Belvèze</text:p>
      <text:p text:style-name="Date">05-07-2022</text:p>
      <text:h text:style-name="Heading_20_1" text:outline-level="1"><text:bookmark-start text:name="contexte-de-la-création-du-jeu"/>Contexte de la création du jeu<text:bookmark-end text:name="contexte-de-la-création-du-jeu"/></text:h>
      <text:p text:style-name="First_20_paragraph">L’idée du jeu a été proposée par le SCD de l’Université de Lille (Chloé Duquesne) à un groupe de bibliothécaires de différents établissements lors des journées ADBU des 4 et 5 juillet 2022, à Mulhouse. Il s’agissait de concevoir un <text:span text:style-name="T1">serious game</text:span> pour renouveler la forme et le contenu actuellement proposés par le SCD pour sensibiliser les étudiants à la désinformation.</text:p>
      <text:p text:style-name="Text_20_body">Le public initial visé était des étudiants de Licence (plutôt de 3ème année) La forme générale du jeu a été fixée le 5 juillet à Mulhouse. Les supports ont été conçus ensuite par Damien Belvèze et une première version a été publiée le 26 août 2022.</text:p>
      <text:h text:style-name="Heading_20_1" text:outline-level="1"><text:bookmark-start text:name="objectifs"/>Objectifs<text:bookmark-end text:name="objectifs"/></text:h>
      <text:list text:style-name="L1">
        <text:list-item>
          <text:p text:style-name="P1">Sensibiliser les étudiants aux manipulations sur les images</text:p>
        </text:list-item>
        <text:list-item>
          <text:p text:style-name="P1">initier les étudiants à la démarche de recherche en source ouverte (outils et raisonnement)</text:p>
        </text:list-item>
        <text:list-item>
          <text:p text:style-name="P1">augmenter de façon générale le niveau des étudiants en matière de recherche en ligne (compétences <text:a xlink:type="simple" xlink:href="https://pix.fr/" office:name=""><text:span text:style-name="Definition">Pix</text:span></text:a>)</text:p>
        </text:list-item>
        <text:list-item>
          <text:p text:style-name="P1">Présenter aux doctorants quelques outils pour l’analyse de l’image : moteurs de recherche inverse d’images, outils d’analyse de l’image et de ses métadonnées (exif viewer, Invid…)</text:p>
        </text:list-item>
      </text:list>
      <text:h text:style-name="Heading_20_1" text:outline-level="1"><text:bookmark-start text:name="conception-générale-du-jeu"/>conception générale du jeu<text:bookmark-end text:name="conception-générale-du-jeu"/></text:h>
      <text:p text:style-name="First_20_paragraph">Ce jeu se focalise sur l’identification d’images fixes ou animées. Il ne traite donc que d’un petit nombre de cas que l’on associe aujourd’hui à la désinformation. Cette désinformation est en grande partie liée à l’amplification de contenus (viralité) qui sont en partie vrais ou qui ont été interprétés de manière biaisée ou partielle. Par manque de temps, nous ne traitons pas dans ce jeu cet aspect de la désinformation, même s’il serait possible dans l’absolu d’exposer aux étudiants des sites qui font de la propagande sous couvert d’informations et de leur demander d’identifier les intérêts que servent leurs contributeurs, l’agenda qu’ils suivent…</text:p>
      <text:p text:style-name="Text_20_body">Dans ce jeu, on remet aux étudiants du matériel visuel ou audio-visuel : à eux de déterminer si les légendes qui accomapagnent ces documents ou bien ce que disent ces documents (quand il s’agit de documents textuels) est correct ou pas. Lorsque la légende ou le texte est mensonger, les étudiants doivent retrouver le contexte originel de l’image ou l’article qui a vraiment été publié et -pour au moins l’un de ces documents- rédiger un paragraphe (“chapô”) répondant aux questions traditionnelles : qui ? quoi ? où ? quand ? (éventuellement Comment ? et Pourquoi ? si c’est pertinent).</text:p>
      <text:p text:style-name="Text_20_body">La difficulté de résolution varie d’un document à l’autre. Ces niveaux de difficulté différents répondent au constat que le niveau constaté des étudiants en matière de recherche sur le web est souvent très hétérogène au sein d’une même promotion. Certains sont simples à résoudre (articles), d’autres plus complexes. Ces dernières peuvent intéresser des étudiants plus avancés (master Sciences Politiques ou Journalisme)</text:p>
      <text:h text:style-name="Heading_20_1" text:outline-level="1"><text:bookmark-start text:name="déroulement-du-jeu"/>Déroulement du jeu<text:bookmark-end text:name="déroulement-du-jeu"/></text:h>
      <text:p text:style-name="First_20_paragraph">Le jeu a été conçu pour un nombre de 5 à 7 étudiants. Un ou deux bibliothécaires aident les étudiants à avancer quand ils sont bloqués.</text:p>
      <text:p text:style-name="Text_20_body">Le jeu se déroule sur une durée d’une heure trente</text:p>
      <text:list text:style-name="L2">
        <text:list-item>
          <text:p text:style-name="P2">15 minutes d’introduction sur le jeu<text:line-break/></text:p>
        </text:list-item>
        <text:list-item>
          <text:p text:style-name="P2">45 minutes de recherche et de rédaction des informations<text:line-break/></text:p>
        </text:list-item>
        <text:list-item>
          <text:p text:style-name="P2">30 minutes de débriefing</text:p>
        </text:list-item>
      </text:list>
      <text:p text:style-name="First_20_paragraph">Dans cette version du jeu, on ne s’intéresse pas particulièrement aux concepts de charte éditoriale : les étudiants n’ont pas cela à gérer lorsqu’ils vont rédiger. Si les étudiants n’ont pas le temps de rédiger, leur demander de <text:span text:style-name="T1">pitcher</text:span> l’un des documents.</text:p>
      <text:h text:style-name="Heading_20_1" text:outline-level="1"><text:bookmark-start text:name="scénario"/>scénario<text:bookmark-end text:name="scénario"/></text:h>
      <text:p text:style-name="First_20_paragraph">Dans le cours de la séance, les étudiants seront des journalistes présents lors d’une réunion de rédaction (réunion de crise en l’occurrence). Le journal a pour principe de prendre des sujets qui sont populaires sur les réseaux sociaux pour les vérifier, les contextualiser et réaliser à partir d’eux des articles (on se limitera dans ce sujet au résumé de l’article, autrement dit au chapô).</text:p>
      <text:p text:style-name="Text_20_body">Toute la nuit le <text:a xlink:type="simple" xlink:href="https://www.efj.fr/metier-du-journalisme/devenir-journaliste-desk" office:name=""><text:span text:style-name="Definition">journaliste desk</text:span></text:a> sélectionne dans la masse des infos qui passent sur le web, celles qui lui paraissent intéressantes et les vérifie pour les proposer aux journalistes du comité de rédaction. Cette nuit, il a été appelé à quitter le travail à cause d’une urgence (un feu s’est déclaré à son domicile, ses proches sont sains et saufs heureusement). Le travail de sélection de l’information virale sur les réseaux sociaux a été fait, mais pas le travail de vérification. Ce sont donc les journalistes de rédaction qui vont devoir réaliser ce travail à sa place. La panique les gagne quand ils voient tout le travail de vérification qu’ils doivent réaliser avant le prochain bouclage : le maquettiste a besoin du contenu réalisé dans une heure. Dans trois dossiers numériques, intitulés ARTICLES, PHOTOS, VIDEOS, le “desk” a laissé des captures d’écran, des extraits vidéos et quelques notes (un fichier de notes pour chaque dossier). Les journalistes de la rédaction vont devoir suivre les indications visibles sur ces notes et vérifier la nature et l’origine de ces documents.</text:p>
      <text:h text:style-name="Heading_20_1" text:outline-level="1"><text:bookmark-start text:name="le-rôle-des-formateurs"/>Le rôle des formateurs<text:bookmark-end text:name="le-rôle-des-formateurs"/></text:h>
      <text:p text:style-name="First_20_paragraph">Les animateurs, en tant que journalistes vétérans, vont guider le travail des étudiants. Leur rôle est détaillé ci-dessous :</text:p>
      <text:list text:style-name="L3">
        <text:list-item>
          <text:p text:style-name="P3">Accueillir les étudiants, leur présenter le scénario du jeu. On peut essayer de restaurer l’ambiance d’une salle de rédaction au moyen de quelques accessoires.</text:p>
        </text:list-item>
        <text:list-item>
          <text:p text:style-name="P3">Indiquer aux étudiants où se trouvent les trois dossiers ARTICLES, PHOTOS, VIDEOS, ainsi que le fichier outils.odt préalablement chargés dans un dossier partagé accessible aux étudiants.</text:p>
        </text:list-item>
        <text:list-item>
          <text:p text:style-name="P3">Leur présenter brièvement les outils dont ils disposent (outils.odt). Leur indiquer que ces outils ne fonctionnent pas à tous les coups. Qu’un cas peut être résolu au moyen d’une combinaison d’outils en suivant des étapes (stratégie de recherche), mais surtout qu’ils doivent d’abord faire des hypothèses et compter sur leur capacité de raisonnement et leur attention avant d’utiliser ces outils.</text:p>
        </text:list-item>
        <text:list-item>
          <text:p text:style-name="P3">Indiquer aux étudiants qu’ils sont libres de s’organiser comme ils veulent. Il est conseillé de ne pas tous travailler sur le même document, ni sur le même type de documents (articles, images, vidéos). Les informer que les vidéos peuvent donner plus de fil à retordre que les articles ou les images.</text:p>
        </text:list-item>
        <text:list-item>
          <text:p text:style-name="P3">Indiquer la forme du livrable : un chapô sur un l’un des documents choisi collégialement (voir ci-dessous)</text:p>
        </text:list-item>
        <text:list-item>
          <text:p text:style-name="P3">Aider les étudiants lorsqu’ils sont bloqués au moyen des notes laissées dans les fichiers <text:span text:style-name="T1">2_Panique à la rédac Textes et images.odt</text:span> et <text:span text:style-name="T1">3_Panique à la rédac Photos</text:span></text:p>
        </text:list-item>
        <text:list-item>
          <text:p text:style-name="P3">Lorsque les 45 minutes sont échues, commenter le résultat et montrer aux étudiants comment résoudre les problèmes restants (s’il y a le temps). Répondre aux questions</text:p>
        </text:list-item>
      </text:list>
      <text:h text:style-name="Heading_20_1" text:outline-level="1"><text:bookmark-start text:name="consignes-éditoriales"/>consignes éditoriales<text:bookmark-end text:name="consignes-éditoriales"/></text:h>
      <text:p text:style-name="First_20_paragraph">L’éditorialisation doit comprendre les éléments suivants :</text:p>
      <text:list text:style-name="L4">
        <text:list-item>
          <text:p text:style-name="P4">un titre (accrocheur si possible)</text:p>
        </text:list-item>
        <text:list-item>
          <text:p text:style-name="P4">un chapô, c’est à dire quelques phrases simples qui permettent de répondre aux 3QOCP (Quoi, Qui, Quand, Où, Comment, Pourquoi). Le chapô doit mentionner le moyen ou la source utilisée pour vérifier l’information.</text:p>
        </text:list-item>
        <text:list-item>
          <text:p text:style-name="P4">Les critères de sélection sont les suivants :</text:p>
        </text:list-item>
      </text:list>
      <text:list text:style-name="L5">
        <text:list-item>
          <text:p text:style-name="P5">l’histoire a t-elle été vérifiée ?<text:line-break/></text:p>
        </text:list-item>
        <text:list-item>
          <text:p text:style-name="P5">Dispose t-on de tous les éléments -ou au moins de la majeure partie d’entre eux suffisante pour le chapô ?<text:line-break/></text:p>
        </text:list-item>
        <text:list-item>
          <text:p text:style-name="P5">il est possible de faire un chapô à partir d’une pièce jugée comme fausse, mais dans ce cas, la fausse information en tant que telle sert de base à l’article (comment fonctionne cette fausse information, a t-elle trouvé un public, quels intérêts peut-elle éventuellement servir, etc. ?)</text:p>
        </text:list-item>
      </text:list>
      <text:h text:style-name="Heading_20_1" text:outline-level="1"><text:bookmark-start text:name="exemple-de-chapô"/>exemple de chapô<text:bookmark-end text:name="exemple-de-chapô"/></text:h>
      <text:p text:style-name="First_20_paragraph">Ce qui suit est disponible pour les étudiants dans le dossier ARTICLES (exemple_chapo.odt)</text:p>
      <text:p text:style-name="Text_20_body">Un tweet comme <text:a xlink:type="simple" xlink:href="https://twitter.com/dbc1502/status/1544630316752674817" office:name=""><text:span text:style-name="Definition">celui-ci</text:span></text:a> pourrait donner le Chapô suivant :</text:p>
      <text:p text:style-name="Text_20_body"><text:span text:style-name="T2">Titre: funeste destin pour l’orque exploratrice (qui, quoi, quand, où, comment, pourquoi)</text:span></text:p>
      <text:p text:style-name="Text_20_body">une orque avait été aperçue pour la première fois par le GECC(Groupe d’Etudes des Cétacés du Cotentin) le 17 mai dans l’estuaire du Havre remontant la Seine. L’animal a été retrouvé mort le 30 mai et son cadavre soumis à une autopsie. Cette dernière montre que le mammifère avait bien reçu une balle dans le crâne comme indiqué dans le tweet. Toutefois les causes de la mort ont été attribuées en définitive par les experts à la faim et à l’épuisement du cétacé. Ce problème d’alimentation pourrait avoir sa source dans le fait qu’à l’ordinaire les orques chassent en groupe et l’isolement de cet animal aurait pu lui être fatal.</text:p>
      <text:p text:style-name="Text_20_body"><text:span text:style-name="T2">Vérification</text:span></text:p>
      <text:p text:style-name="Text_20_body">Ces informations sont officielles et ont été communiquées dans un communiqué de presse du Préfet de Seine Maritime du 6 juillet 2022 (voir site de la Préfecture : https://www.seine-maritime.gouv.fr/content/download/52469/337983/file/2022%2007%2006%20-%20Communiqu%C3%A9%20de%20presse%20-%20ORQUE%20EN%20SEINE-MARITIME%20-%20R%C3%89SULTATS%20DES%20ANALYSES%20ET%20DE%20LA%20N%C3%89CROPSIE.pdf)</text:p>
      <text:h text:style-name="Heading_20_2" text:outline-level="2"><text:bookmark-start text:name="note-pour-les-formateurs"/>note pour les formateurs<text:bookmark-end text:name="note-pour-les-formateurs"/></text:h>
      <text:p text:style-name="First_20_paragraph">Les titres et chapô peuvent être réalisés à partir d’un <text:a xlink:type="simple" xlink:href="https://www.paypernews.fr/newspaper-template/" office:name=""><text:span text:style-name="Definition">template</text:span></text:a> : plusieurs groupes = plusieurs chapôs = une une complè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anique à la Rédac (consignes)</dc:title>
    <dc:description/>
    <dc:subject/>
    <meta:keyword/>
    <meta:initial-creator>Damien Belvèze</meta:initial-creator>
    <dc:creator>Damien Belvèze</dc:creator>
    <meta:creation-date>2022-08-31T09:45:28Z</meta:creation-date>
    <dc:date>2022-08-31T09:45:28Z</dc:date>
    <meta:user-defined meta:name="aliases" meta:value-type="string"/>
    <meta:user-defined meta:name="biblio_style" meta:value-type="string">csl.csl</meta:user-defined>
    <meta:user-defined meta:name="bibliography" meta:value-type="string">mylibrary.bib</meta:user-defined>
    <meta:user-defined meta:name="date" meta:value-type="string">05-07-2022</meta:user-defined>
    <meta:user-defined meta:name="link_citations" meta:value-type="string">True</meta:user-defined>
    <meta:user-defined meta:name="subtitle" meta:value-type="string">document pour le formateur, première partie</meta:user-defined>
    <meta:user-defined meta:name="tags" meta:value-type="string"/>
  </office:meta>
</office:document-meta>
</file>